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tracked-changes>
        <text:changed-region text:id="ct81125536">
          <text:insertion>
            <office:change-info>
              <dc:creator>Gaetan Delannay</dc:creator>
              <dc:date>2006-10-26T09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1">A</text:p>
            </table:table-cell>
            <table:table-cell table:style-name="Tableau1.A1" office:value-type="string">
              <text:p text:style-name="P1">B</text:p>
            </table:table-cell>
            <table:table-cell table:style-name="Tableau1.C1" office:value-type="string">
              <text:p text:style-name="P1">C</text:p>
            </table:table-cell>
          </table:table-row>
        </table:table-header-rows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<office:annotation><dc:creator>GDE</dc:creator><dc:date>2006-10-26T00:00:00</dc:date><text:p>do cell for p in persons</text:p></office:annotation><text:change-start text:change-id="ct81125536"/>p.name<text:change-end text:change-id="ct81125536"/></text:p>
          </table:table-cell>
          <table:table-cell table:style-name="Tableau1.C2" office:value-type="string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09:09:14</dc:date>
    <dc:language>fr-BE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